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1c5cd" officeooo:paragraph-rsid="0021c5cd"/>
    </style:style>
    <style:style style:name="P2" style:family="paragraph" style:parent-style-name="Standard">
      <style:text-properties fo:font-size="14pt" fo:font-weight="bold" officeooo:rsid="0021c5cd" officeooo:paragraph-rsid="0021c5cd" style:font-size-asian="14pt" style:font-weight-asian="bold" style:font-size-complex="14pt" style:font-weight-complex="bold"/>
    </style:style>
    <style:style style:name="P3" style:family="paragraph" style:parent-style-name="Standard">
      <style:text-properties officeooo:rsid="00381a49" officeooo:paragraph-rsid="00381a49"/>
    </style:style>
    <style:style style:name="P4" style:family="paragraph" style:parent-style-name="Standard">
      <style:text-properties officeooo:rsid="003b3c60" officeooo:paragraph-rsid="003eaf67"/>
    </style:style>
    <style:style style:name="P5" style:family="paragraph" style:parent-style-name="Standard">
      <style:text-properties fo:font-weight="normal" officeooo:rsid="00360226" officeooo:paragraph-rsid="0040d2bf" style:font-weight-asian="normal" style:font-weight-complex="normal"/>
    </style:style>
    <style:style style:name="P6" style:family="paragraph" style:parent-style-name="Standard">
      <style:text-properties fo:font-weight="normal" officeooo:rsid="0042cfe4" officeooo:paragraph-rsid="0042cfe4" style:font-weight-asian="normal" style:font-weight-complex="normal"/>
    </style:style>
    <style:style style:name="P7" style:family="paragraph" style:parent-style-name="Standard">
      <style:text-properties fo:font-weight="normal" officeooo:rsid="0061a9f4" officeooo:paragraph-rsid="0061a9f4" style:font-weight-asian="normal" style:font-weight-complex="normal"/>
    </style:style>
    <style:style style:name="P8" style:family="paragraph" style:parent-style-name="Standard">
      <style:text-properties officeooo:paragraph-rsid="0023e576"/>
    </style:style>
    <style:style style:name="P9" style:family="paragraph" style:parent-style-name="Text_20_body" style:list-style-name="L1"/>
    <style:style style:name="P10" style:family="paragraph" style:parent-style-name="Text_20_body" style:list-style-name="L1">
      <style:text-properties officeooo:paragraph-rsid="00c15e06"/>
    </style:style>
    <style:style style:name="P11" style:family="paragraph" style:parent-style-name="Text_20_body" style:list-style-name="L1">
      <style:text-properties officeooo:rsid="00b047bb" officeooo:paragraph-rsid="00b047bb"/>
    </style:style>
    <style:style style:name="P12" style:family="paragraph" style:parent-style-name="Text_20_body" style:list-style-name="L1">
      <style:text-properties officeooo:rsid="00bf8cea" officeooo:paragraph-rsid="00bf8cea"/>
    </style:style>
    <style:style style:name="P13" style:family="paragraph" style:parent-style-name="Text_20_body" style:list-style-name="L1">
      <style:text-properties officeooo:rsid="00c3dcc1" officeooo:paragraph-rsid="00c3dcc1"/>
    </style:style>
    <style:style style:name="P14" style:family="paragraph" style:parent-style-name="Standard">
      <style:text-properties officeooo:rsid="00547da9" officeooo:paragraph-rsid="00568a53"/>
    </style:style>
    <style:style style:name="P15" style:family="paragraph" style:parent-style-name="Standard">
      <style:text-properties officeooo:rsid="00b91d73" officeooo:paragraph-rsid="00bcb5b5"/>
    </style:style>
    <style:style style:name="P16" style:family="paragraph" style:parent-style-name="Standard">
      <style:text-properties officeooo:paragraph-rsid="0054723b"/>
    </style:style>
    <style:style style:name="P17" style:family="paragraph" style:parent-style-name="Standard">
      <style:text-properties officeooo:paragraph-rsid="00c25c98"/>
    </style:style>
    <style:style style:name="T1" style:family="text">
      <style:text-properties officeooo:rsid="00296d62"/>
    </style:style>
    <style:style style:name="T2" style:family="text">
      <style:text-properties officeooo:rsid="00382c77"/>
    </style:style>
    <style:style style:name="T3" style:family="text">
      <style:text-properties fo:font-weight="bold" style:font-weight-asian="bold" style:font-weight-complex="bold"/>
    </style:style>
    <style:style style:name="T4" style:family="text">
      <style:text-properties fo:font-weight="bold" officeooo:rsid="00b4979f" style:font-weight-asian="bold" style:font-weight-complex="bold"/>
    </style:style>
    <style:style style:name="T5" style:family="text">
      <style:text-properties fo:font-weight="bold" officeooo:rsid="00ba0d83" style:font-weight-asian="bold" style:font-weight-complex="bold"/>
    </style:style>
    <style:style style:name="T6" style:family="text">
      <style:text-properties fo:font-weight="bold" officeooo:rsid="0054723b" style:font-weight-asian="bold" style:font-weight-complex="bold"/>
    </style:style>
    <style:style style:name="T7" style:family="text">
      <style:text-properties fo:font-weight="bold" officeooo:rsid="00c1fc18" style:font-weight-asian="bold" style:font-weight-complex="bold"/>
    </style:style>
    <style:style style:name="T8" style:family="text">
      <style:text-properties style:font-name="Liberation Serif" fo:font-size="12pt" fo:font-weight="bold" officeooo:rsid="0016d9ff" style:font-size-asian="12pt" style:font-weight-asian="bold" style:font-size-complex="12pt" style:font-weight-complex="bold"/>
    </style:style>
    <style:style style:name="T9" style:family="text">
      <style:text-properties style:font-name="Liberation Serif" fo:font-size="12pt" fo:font-weight="bold" officeooo:rsid="002ae1e5" style:font-size-asian="12pt" style:font-weight-asian="bold" style:font-size-complex="12pt" style:font-weight-complex="bold"/>
    </style:style>
    <style:style style:name="T10" style:family="text">
      <style:text-properties style:font-name="Liberation Serif" fo:font-size="12pt" fo:font-weight="bold" officeooo:rsid="0023e576" style:font-size-asian="12pt" style:font-weight-asian="bold" style:font-size-complex="12pt" style:font-weight-complex="bold"/>
    </style:style>
    <style:style style:name="T11" style:family="text">
      <style:text-properties officeooo:rsid="00689b90"/>
    </style:style>
    <style:style style:name="T12" style:family="text">
      <style:text-properties officeooo:rsid="006a555b"/>
    </style:style>
    <style:style style:name="T13" style:family="text">
      <style:text-properties officeooo:rsid="00547da9"/>
    </style:style>
    <style:style style:name="T14" style:family="text">
      <style:text-properties officeooo:rsid="00ba0d83"/>
    </style:style>
    <style:style style:name="T15" style:family="text">
      <style:text-properties officeooo:rsid="00bb0881"/>
    </style:style>
    <style:style style:name="T16" style:family="text">
      <style:text-properties officeooo:rsid="00c15e06"/>
    </style:style>
    <style:style style:name="T17" style:family="text">
      <style:text-properties officeooo:rsid="00c2181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yoos, <text:span text:style-name="T1">das</text:span> Netzwerk für einen sozialen Wandel</text:p>
      <text:p text:style-name="P1"/>
      <text:p text:style-name="P8"><text:span text:style-name="T8">Diese </text:span><text:span text:style-name="T9">Internetplattform</text:span><text:span text:style-name="T8"> widmet sich der Frage, was </text:span><text:span text:style-name="T10">jeder Einzelne tun kann,</text:span><text:span text:style-name="T8"> um unsere Welt zum Positiven zu verändern. </text:span><text:span text:style-name="T3">Die Vision ist ein soziales Netzwerk, welches inspiriert, die Augen öffnet und </text:span><text:span text:style-name="T5">A</text:span><text:span text:style-name="T4">lternativ</text:span><text:span text:style-name="T5">en</text:span><text:span text:style-name="T3"> aufzeigt. </text:span></text:p>
      <text:p text:style-name="P14"/>
      <text:p text:style-name="P15"><text:span text:style-name="T15">Welche Möglichkeiten existieren um</text:span> eine friedliche und gerechte Zukunft für <text:span text:style-name="T14">A</text:span>lle <text:span text:style-name="T15">zu </text:span>erschaffen? Was können wir heute tun um dieses Ziel zu erreichen? <text:span text:style-name="T13">Auf diese Fragen gibt es unzählige gute Antworten, die jedoch oft in der heutigen Informationsflut verloren gehen. Elyoos wurde von mir entwickelt, um mit Hilfe modernster Webtechnologie das einfache Teilen und Diskutieren von sozialen Themen zu ermöglichen. Einige weitere Vorteile gegenüber bestehenden sozialen Netzwerken sind:</text:span></text:p>
      <text:p text:style-name="Standard"/>
      <text:list xml:id="list96616457103751594" text:style-name="L1">
        <text:list-item>
          <text:p text:style-name="P9">Beiträge werden explizit zur Thematik erstellt und geteilt. Dadurch gehen die relevanten Informationen nicht in der Flut von allgemeinen Beiträgen unter.</text:p>
        </text:list-item>
        <text:list-item>
          <text:p text:style-name="P9">Übersichtliche, <text:span text:style-name="T12">intuitive</text:span> Darstellung mit detaillierten Filtermöglichkeiten.</text:p>
        </text:list-item>
        <text:list-item>
          <text:p text:style-name="P12">Sichtbarmachung von Projekten, Organisationen und Personen in deiner Region, die sich für einen sozialen Wandel engagieren.</text:p>
        </text:list-item>
        <text:list-item>
          <text:p text:style-name="P13">Empfehlungen von Beiträgen auf Grund deiner Interessen und nicht jener des Geldes.</text:p>
        </text:list-item>
        <text:list-item>
          <text:p text:style-name="P11">Die Elyoos Community kann mit Hilfe der Feedback Funktionalität Einfluss auf die Weiterentwicklung des Projektes nehmen. </text:p>
        </text:list-item>
        <text:list-item>
          <text:p text:style-name="P9">Keine Werbung. Das Projekt wird ausschliesslich über Spenden finanziert.</text:p>
        </text:list-item>
        <text:list-item>
          <text:p text:style-name="P10">Deine Daten werden nicht an Dritte weitergegeben. <text:span text:style-name="T16">Weshalb die letzten beiden Punkte unter anderem so wichtig sind, kann in diesem &lt;a href=“</text:span><text:a xlink:type="simple" xlink:href="http://mobile2.tagesanzeiger.ch/articles/5842e534ab5c371765000001" text:style-name="Internet_20_link" text:visited-style-name="Visited_20_Internet_20_Link"><text:span text:style-name="T16">http://mobile2.tagesanzeiger.ch/articles/5842e534ab5c371765000001</text:span></text:a><text:span text:style-name="T16">“&gt;Artikel&lt;/a&gt; nachgelesen werden.</text:span></text:p>
        </text:list-item>
      </text:list>
      <text:p text:style-name="P16"><text:span text:style-name="T7">Wie geht es weiter</text:span><text:span text:style-name="T6">?</text:span></text:p>
      <text:p text:style-name="P3"/>
      <text:p text:style-name="P17"><text:span text:style-name="T17">Mit der aktuellen Version des Projektes ist ein erster Grundstein gelegt. Indem du dir ein Konto auf Elyoos erstellst, kannst du schon heute dein Wissen teilen und von den bestehenden Beiträgen profitieren. Es braucht aber noch viel Entwicklungsarbeit, damit aus der Vision eines weltumspannenden Netzwerkes für den sozialen Wandel Realität wird. Jedoch bin ich überzeugt, dass dies mit deiner Hilfe gelingen wird! <text:s/>Unterstützen kannst du dieses Ziel mit einer regen Nutzung von Elyoos und möglichst viel konstruktivem Feedback. Auch hilft es wenn du deinem Freundeskreis von diesem Projekt erzählst ;-).</text:span></text:p>
      <text:p text:style-name="P4"/>
      <text:p text:style-name="P5">Ich bin der Überzeugung, dass die Zeit reif ist für ein soziales Netzwerk, <text:span text:style-name="T11">welches</text:span> einen echten Beitrag zur Verbesserung unserer Welt leistet. <text:span text:style-name="T2">Damit dies möglich wird, danke ich dir vielmals für deine Unterstützung!</text:span></text:p>
      <text:p text:style-name="P7"/>
      <text:p text:style-name="P6"/>
      <text:p text:style-name="P6"/>
      <text:p text:style-name="P5"/>
      <text:p text:style-name="P5"/>
      <text:p text:style-name="P4"/>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09:32:55.866000000</meta:creation-date>
    <meta:generator>LibreOffice/5.1.6.2$Windows_x86 LibreOffice_project/07ac168c60a517dba0f0d7bc7540f5afa45f0909</meta:generator>
    <dc:date>2017-01-20T12:47:05.980000000</dc:date>
    <meta:editing-duration>P1DT12H21M55S</meta:editing-duration>
    <meta:editing-cycles>96</meta:editing-cycles>
    <meta:print-date>2016-09-03T14:08:04.076000000</meta:print-date>
    <meta:document-statistic meta:table-count="0" meta:image-count="0" meta:object-count="0" meta:page-count="2" meta:paragraph-count="13" meta:word-count="345" meta:character-count="2456" meta:non-whitespace-character-count="2128"/>
  </office:meta>
</office:document-meta>
</file>